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dddddd" draw:textarea-horizontal-align="justify" draw:textarea-vertical-align="middle" draw:auto-grow-height="false" fo:min-height="13.45cm" fo:min-width="18.5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744cm" fo:min-width="7.594cm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9.95cm" fo:min-width="7.6cm"/>
    </style:style>
    <style:style style:name="gr5" style:family="graphic" style:parent-style-name="objectwithoutfill">
      <style:graphic-properties svg:stroke-color="#000000" draw:fill="none" draw:fill-color="#cccccc" draw:textarea-vertical-align="middle"/>
    </style:style>
    <style:style style:name="gr6" style:family="graphic" style:parent-style-name="standard">
      <style:graphic-properties svg:stroke-color="#000000" draw:fill-color="#ff3300" draw:textarea-horizontal-align="justify" draw:textarea-vertical-align="middle" draw:auto-grow-height="false" fo:min-height="1.75cm" fo:min-width="0.9cm"/>
    </style:style>
    <style:style style:name="gr7" style:family="graphic" style:parent-style-name="standard">
      <style:graphic-properties svg:stroke-color="#ffffff" draw:fill-color="#00cc33" draw:textarea-horizontal-align="justify" draw:textarea-vertical-align="middle" draw:auto-grow-height="false" fo:min-height="1.75cm" fo:min-width="0.9cm"/>
    </style:style>
    <style:style style:name="gr8" style:family="graphic" style:parent-style-name="standard">
      <style:graphic-properties svg:stroke-color="#ffffff" draw:fill-color="#ff3300" draw:textarea-horizontal-align="justify" draw:textarea-vertical-align="middle" draw:auto-grow-height="false" fo:min-height="1.75cm" fo:min-width="0.9cm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cccccc"/>
      <style:paragraph-properties fo:text-align="center"/>
    </style:style>
    <style:style style:name="P7" style:family="paragraph">
      <loext:graphic-properties draw:fill-color="#ff3300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-color="#00cc33"/>
      <style:paragraph-properties fo:text-align="center"/>
      <style:text-properties fo:font-size="8pt" style:font-size-asian="8pt" style:font-size-complex="8pt"/>
    </style:style>
    <style:style style:name="P9" style:family="paragraph"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9cm" svg:height="13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cm" svg:height="1.1cm" svg:x="6.2cm" svg:y="1.2cm">
          <text:p text:style-name="P2">Поиск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9.2cm" svg:height="2.384cm" svg:x="6cm" svg:y="2.516cm">
          <draw:text-box>
            <text:p text:style-name="P4"><text:span text:style-name="T1">Год: 2017 </text:span><text:span text:style-name="T2">2018</text:span></text:p>
            <text:p text:style-name="P4"><text:span text:style-name="T1">Жанр: </text:span><text:span text:style-name="T2">боевик</text:span><text:span text:style-name="T1"> комедия</text:span></text:p>
          </draw:text-box>
        </draw:frame>
        <draw:custom-shape draw:style-name="gr4" draw:text-style-name="P3" draw:layer="layout" svg:width="8.1cm" svg:height="10.2cm" svg:x="6.3cm" svg:y="3.9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6.8cm" svg:y1="8cm" svg:x2="13.9cm" svg:y2="8cm">
          <text:p/>
        </draw:line>
        <draw:line draw:style-name="gr5" draw:text-style-name="P6" draw:layer="layout" svg:x1="6.8cm" svg:y1="12.1cm" svg:x2="13.8cm" svg:y2="12.1cm">
          <text:p/>
        </draw:line>
        <draw:custom-shape draw:style-name="gr6" draw:text-style-name="P7" draw:layer="layout" svg:width="1.4cm" svg:height="2cm" svg:x="6.9cm" svg:y="4.2cm">
          <text:p text:style-name="P2"><text:span text:style-name="T3">Картинка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4cm" svg:height="2cm" svg:x="6.9cm" svg:y="8.3cm">
          <text:p text:style-name="P2"><text:span text:style-name="T3">Картинка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4cm" svg:height="2cm" svg:x="6.9cm" svg:y="4.2cm">
          <text:p text:style-name="P2"><text:span text:style-name="T3">Картинка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6.6cm" svg:height="1.205cm" svg:x="6.7cm" svg:y="6.4cm">
          <draw:text-box>
            <text:p text:style-name="P9"><text:span text:style-name="T3">Атрибут А: значение А, значение Б</text:span></text:p>
            <text:p text:style-name="P9"><text:span text:style-name="T3">…………</text:span><text:span text:style-name="T3">...</text:span></text:p>
            <text:p text:style-name="P9"><text:span text:style-name="T3">Атрибут N: значение В, значение Г</text:span></text:p>
          </draw:text-box>
        </draw:frame>
        <draw:frame draw:style-name="gr9" draw:text-style-name="P10" draw:layer="layout" svg:width="6.6cm" svg:height="1.205cm" svg:x="6.7cm" svg:y="10.595cm">
          <draw:text-box>
            <text:p text:style-name="P9"><text:span text:style-name="T3">Атрибут А: значение А, значение Б</text:span></text:p>
            <text:p text:style-name="P9"><text:span text:style-name="T3">…………</text:span><text:span text:style-name="T3">...</text:span></text:p>
            <text:p text:style-name="P9"><text:span text:style-name="T3">Атрибут N: значение В, значение Г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8:48:10.034068261</meta:creation-date>
    <dc:date>2018-11-05T19:05:54.626746599</dc:date>
    <meta:editing-duration>PT17M40S</meta:editing-duration>
    <meta:editing-cycles>11</meta:editing-cycles>
    <meta:generator>LibreOffice/5.1.6.2$Linux_X86_64 LibreOffice_project/10m0$Build-2</meta:generator>
    <meta:document-statistic meta:object-count="11"/>
  </office:meta>
</office:document-meta>
</file>